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OD LAMP</text:span><text:span text:style-name="T2"/></text:p>
      <text:p text:style-name="P1"><text:span text:style-name="T2">void setup() {</text:span></text:p>
      <text:p text:style-name="P1"><text:span text:style-name="T2"><text:s text:c="2"/>// put your setup code here, to run once:</text:span></text:p>
      <text:p text:style-name="P1"><text:span text:style-name="T2"><text:s/>int a;</text:span></text:p>
      <text:p text:style-name="P1"><text:span text:style-name="T2"><text:s text:c="2"/>// put your setup code here, to run once:</text:span></text:p>
      <text:p text:style-name="P1"><text:span text:style-name="T2"/></text:p>
      <text:p text:style-name="P1"><text:span text:style-name="T2"><text:s text:c="2"/>for(a=2; a&lt;14; a++){</text:span></text:p>
      <text:p text:style-name="P1"><text:span text:style-name="T2"><text:s text:c="4"/>pinMode(a,OUTPUT);</text:span></text:p>
      <text:p text:style-name="P1"><text:span text:style-name="T2"><text:s text:c="4"/>}</text:span></text:p>
      <text:p text:style-name="P1"><text:span text:style-name="T2"><text:s text:c="4"/>pinMode(2,INPUT);</text:span></text:p>
      <text:p text:style-name="P1"><text:span text:style-name="T2"><text:s text:c="4"/>//digitalWrite(2,1);</text:span></text:p>
      <text:p text:style-name="P1"><text:span text:style-name="T2"><text:s text:c="2"/>Serial.begin(9600);</text:span></text:p>
      <text:p text:style-name="P1"><text:span text:style-name="T2"><text:s text:c="2"/>int inc;</text:span></text:p>
      <text:p text:style-name="P1"><text:span text:style-name="T2"><text:s text:c="2"/>for(inc = 0; inc&lt;11; inc++){</text:span></text:p>
      <text:p text:style-name="P1"><text:span text:style-name="T2"><text:s text:c="4"/>push(analogRead(2));</text:span></text:p>
      <text:p text:style-name="P1"><text:span text:style-name="T2"><text:s text:c="2"/>}</text:span></text:p>
      <text:p text:style-name="P1"><text:span text:style-name="T2"><text:s text:c="2"/>attachInterrupt(digitalPinToInterrupt(2),changeLED, FALLING);</text:span></text:p>
      <text:p text:style-name="P1"><text:span text:style-name="T2"><text:s text:c="2"/>avg();</text:span></text:p>
      <text:p text:style-name="P1"><text:span text:style-name="T2">}</text:span></text:p>
      <text:p text:style-name="P1"><text:span text:style-name="T2"/></text:p>
      <text:p text:style-name="P1"><text:span text:style-name="T2">unsigned long av;</text:span></text:p>
      <text:p text:style-name="P1"><text:span text:style-name="T2">unsigned long rec[10];</text:span></text:p>
      <text:p text:style-name="P1"><text:span text:style-name="T2"/></text:p>
      <text:p text:style-name="P1"><text:span text:style-name="T2">void putp(int a, int b, int c){</text:span></text:p>
      <text:p text:style-name="P1"><text:span text:style-name="T2"><text:s text:c="4"/>if (a &lt;2){</text:span></text:p>
      <text:p text:style-name="P1"><text:span text:style-name="T2"><text:s text:c="6"/>pinMode(6,OUTPUT);</text:span></text:p>
      <text:p text:style-name="P1"><text:span text:style-name="T2"><text:s text:c="6"/>digitalWrite(6,a);</text:span></text:p>
      <text:p text:style-name="P1"><text:span text:style-name="T2"><text:s text:c="4"/>}</text:span></text:p>
      <text:p text:style-name="P1"><text:span text:style-name="T2"><text:s text:c="4"/>else pinMode(6,INPUT);</text:span></text:p>
      <text:p text:style-name="P1"><text:span text:style-name="T2"/></text:p>
      <text:p text:style-name="P1"><text:span text:style-name="T2"><text:s text:c="4"/>if (b &lt;2){</text:span></text:p>
      <text:p text:style-name="P1"><text:span text:style-name="T2"><text:s text:c="6"/>pinMode(5,OUTPUT);</text:span></text:p>
      <text:p text:style-name="P1"><text:span text:style-name="T2"><text:s text:c="6"/>digitalWrite(5,b);</text:span></text:p>
      <text:p text:style-name="P1"><text:span text:style-name="T2"><text:s text:c="4"/>}</text:span></text:p>
      <text:p text:style-name="P1"><text:span text:style-name="T2"><text:s text:c="4"/>else pinMode(5,INPUT);</text:span></text:p>
      <text:p text:style-name="P1"><text:span text:style-name="T2"/></text:p>
      <text:p text:style-name="P1"><text:span text:style-name="T2"><text:s text:c="4"/>if (c &lt;2){</text:span></text:p>
      <text:p text:style-name="P1"><text:span text:style-name="T2"><text:s text:c="6"/>pinMode(4,OUTPUT);</text:span></text:p>
      <text:p text:style-name="P1"><text:span text:style-name="T2"><text:s text:c="6"/>digitalWrite(4,c);</text:span></text:p>
      <text:p text:style-name="P1"><text:span text:style-name="T2"><text:s text:c="4"/>}</text:span></text:p>
      <text:p text:style-name="P1"><text:span text:style-name="T2"><text:s text:c="4"/>else pinMode(4,INPUT);;</text:span></text:p>
      <text:p text:style-name="P1"><text:span text:style-name="T2">//<text:s text:c="4"/>pinMode(4,INPUT);pinMode(5,INPUT);pinMode(6,INPUT);</text:span></text:p>
      <text:p text:style-name="P1"><text:span text:style-name="T2"><text:s text:c="2"/>}</text:span></text:p>
      <text:p text:style-name="P1"><text:span text:style-name="T2">void glowLEDs(int a, int b, int c, int d, int e, int f){</text:span></text:p>
      <text:p text:style-name="P1"><text:span text:style-name="T2"><text:s text:c="4"/>if(a) putp(0,2,1);<text:s text:c="4"/>if(b) putp(2,1,0);</text:span></text:p>
      <text:p text:style-name="P1"><text:span text:style-name="T2"/></text:p>
      <text:p text:style-name="P1"><text:span text:style-name="T2"><text:s text:c="4"/>if(c) putp(2,0,1);<text:s text:c="4"/>if(d) putp(1,2,0);</text:span></text:p>
      <text:p text:style-name="P1"><text:span text:style-name="T2"/></text:p>
      <text:p text:style-name="P1"><text:span text:style-name="T2"><text:s text:c="4"/>if(e) putp(1,0,2);<text:s text:c="4"/>if(f) putp(0,1,2);</text:span></text:p>
      <text:p text:style-name="P1"><text:span text:style-name="T2"><text:s text:c="2"/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int push(unsigned long val){</text:span></text:p>
      <text:p text:style-name="P1"><text:span text:style-name="T2"><text:s text:c="4"/>int i;</text:span></text:p>
      <text:p text:style-name="P1"><text:span text:style-name="T2"><text:s text:c="4"/>for(i = 0; i&lt;9; i++){</text:span></text:p>
      <text:p text:style-name="P1"><text:span text:style-name="T2"><text:s text:c="8"/>rec[i] = rec[1+i];</text:span></text:p>
      <text:p text:style-name="P1"><text:span text:style-name="T2"><text:s text:c="6"/>}</text:span></text:p>
      <text:p text:style-name="P1"><text:span text:style-name="T2"><text:s text:c="4"/>rec[9]=limQB(val);</text:span></text:p>
      <text:p text:style-name="P1"><text:span text:style-name="T2"><text:s text:c="2"/>}</text:span></text:p>
      <text:p text:style-name="P1"><text:span text:style-name="T2"/></text:p>
      <text:p text:style-name="P1"><text:span text:style-name="T2">unsigned long avg(){</text:span></text:p>
      <text:p text:style-name="P1"><text:span text:style-name="T2"><text:s text:c="4"/>int i;</text:span></text:p>
      <text:p text:style-name="P1"><text:span text:style-name="T2"><text:s text:c="4"/>unsigned long a=0;</text:span></text:p>
      <text:p text:style-name="P1"><text:span text:style-name="T2"><text:s text:c="4"/>for(i=0; i&lt;10; i++){</text:span></text:p>
      <text:p text:style-name="P1"><text:span text:style-name="T2"><text:s text:c="8"/>a= a+rec[i];</text:span></text:p>
      <text:p text:style-name="P1"><text:span text:style-name="T2"><text:s text:c="6"/>}</text:span></text:p>
      <text:p text:style-name="P1"><text:span text:style-name="T2"><text:s text:c="4"/>av = a/10;</text:span></text:p>
      <text:p text:style-name="P1"><text:span text:style-name="T2"><text:s text:c="4"/>return a/10;</text:span></text:p>
      <text:p text:style-name="P1"><text:span text:style-name="T2"><text:s text:c="2"/>}</text:span></text:p>
      <text:p text:style-name="P1"><text:span text:style-name="T2"/></text:p>
      <text:p text:style-name="P1"><text:span text:style-name="T2">float fix(float num){</text:span></text:p>
      <text:p text:style-name="P1"><text:span text:style-name="T2"><text:s text:c="4"/>if(num &gt; 255)num = 255;</text:span></text:p>
      <text:p text:style-name="P1"><text:span text:style-name="T2"><text:s text:c="4"/>if(num &lt; 0) num = 0;</text:span></text:p>
      <text:p text:style-name="P1"><text:span text:style-name="T2"><text:s text:c="4"/>return num;</text:span></text:p>
      <text:p text:style-name="P1"><text:span text:style-name="T2"><text:s text:c="2"/>}</text:span></text:p>
      <text:p text:style-name="P1"><text:span text:style-name="T2"/></text:p>
      <text:p text:style-name="P1"><text:span text:style-name="T2">unsigned long limQB(unsigned long n){</text:span></text:p>
      <text:p text:style-name="P1"><text:span text:style-name="T2"><text:s text:c="4"/>if (n&gt;1000) return 1000000000;</text:span></text:p>
      <text:p text:style-name="P1"><text:span text:style-name="T2"><text:s text:c="4"/>return n*n*n;</text:span></text:p>
      <text:p text:style-name="P1"><text:span text:style-name="T2"><text:s text:c="2"/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int select = 0;</text:span></text:p>
      <text:p text:style-name="P1"><text:span text:style-name="T2">int inc = 0;</text:span></text:p>
      <text:p text:style-name="P1"><text:span text:style-name="T2">float redv = 0;</text:span></text:p>
      <text:p text:style-name="P1"><text:span text:style-name="T2">int redp = 9;</text:span></text:p>
      <text:p text:style-name="P1"><text:span text:style-name="T2">float bluev = 0;</text:span></text:p>
      <text:p text:style-name="P1"><text:span text:style-name="T2">int bluep = 11;</text:span></text:p>
      <text:p text:style-name="P1"><text:span text:style-name="T2">float greenv = 0;</text:span></text:p>
      <text:p text:style-name="P1"><text:span text:style-name="T2">int greenp = 10;</text:span></text:p>
      <text:p text:style-name="P1"><text:span text:style-name="T2">unsigned long lastInt = 0;</text:span></text:p>
      <text:p text:style-name="P1"><text:span text:style-name="T2"/></text:p>
      <text:p text:style-name="P1"><text:span text:style-name="T2">void adapt(){</text:span></text:p>
      <text:p text:style-name="P1"><text:span text:style-name="T2"><text:s text:c="4"/>if(select%3 == 0 &amp;&amp; (redv == 0 || redv == 255)){</text:span></text:p>
      <text:p text:style-name="P1"><text:span text:style-name="T2"><text:s text:c="6"/>putp(0,0,1);</text:span></text:p>
      <text:p text:style-name="P1"><text:span text:style-name="T2"><text:s text:c="4"/>}</text:span></text:p>
      <text:p text:style-name="P1"><text:span text:style-name="T2"><text:s text:c="4"/>if(select%3 == 0 &amp;&amp; !(redv == 0 || redv == 255)){</text:span></text:p>
      <text:p text:style-name="P1"><text:span text:style-name="T2"><text:s text:c="6"/>if(inc%2==0) putp(2,1,0);</text:span></text:p>
      <text:p text:style-name="P1"><text:span text:style-name="T2"><text:s text:c="6"/>else putp(2,0,1);</text:span></text:p>
      <text:p text:style-name="P1"><text:span text:style-name="T2"><text:s text:c="4"/>}</text:span></text:p>
      <text:p text:style-name="P1"><text:span text:style-name="T2"><text:s text:c="4"/>if(select%3 == 1 &amp;&amp; (bluev == 0 || bluev == 255)){</text:span></text:p>
      <text:p text:style-name="P1"><text:span text:style-name="T2"><text:s text:c="6"/>putp(1,0,0);</text:span></text:p>
      <text:p text:style-name="P1"><text:span text:style-name="T2"><text:s text:c="4"/>}</text:span></text:p>
      <text:p text:style-name="P1"><text:span text:style-name="T2"><text:s text:c="4"/>if(select%3 == 1 &amp;&amp; !(bluev == 0 || bluev == 255)){</text:span></text:p>
      <text:p text:style-name="P1"><text:span text:style-name="T2"><text:s text:c="6"/>if(inc%2==0) putp(0,1,2);</text:span></text:p>
      <text:p text:style-name="P1"><text:span text:style-name="T2"><text:s text:c="6"/>else putp(1,0,2);</text:span></text:p>
      <text:p text:style-name="P1"><text:span text:style-name="T2"><text:s text:c="4"/>}</text:span></text:p>
      <text:p text:style-name="P1"><text:span text:style-name="T2"><text:s text:c="4"/>if(select%3 == 2 &amp;&amp; (greenv == 0 || greenv == 255)){</text:span></text:p>
      <text:p text:style-name="P1"><text:span text:style-name="T2"><text:s text:c="6"/>putp(1,1,0);</text:span></text:p>
      <text:p text:style-name="P1"><text:span text:style-name="T2"><text:s text:c="4"/>}</text:span></text:p>
      <text:p text:style-name="P1"><text:span text:style-name="T2"><text:s text:c="4"/>if(select%3 == 2 &amp;&amp; !(greenv == 0 || greenv == 255)){</text:span></text:p>
      <text:p text:style-name="P1"><text:span text:style-name="T2"><text:s text:c="6"/>if(inc%2==0) putp(0,2,1);</text:span></text:p>
      <text:p text:style-name="P1"><text:span text:style-name="T2"><text:s text:c="6"/>else putp(1,2,0);</text:span></text:p>
      <text:p text:style-name="P1"><text:span text:style-name="T2"><text:s text:c="4"/>}</text:span></text:p>
      <text:p text:style-name="P1"><text:span text:style-name="T2"/></text:p>
      <text:p text:style-name="P1"><text:span text:style-name="T2"><text:s text:c="2"/>}</text:span></text:p>
      <text:p text:style-name="P1"><text:span text:style-name="T2"/></text:p>
      <text:p text:style-name="P1"><text:span text:style-name="T2">void changeLED(){</text:span></text:p>
      <text:p text:style-name="P1"><text:span text:style-name="T2"><text:s text:c="4"/>unsigned long thisInt = millis();</text:span></text:p>
      <text:p text:style-name="P1"><text:span text:style-name="T2"><text:s text:c="4"/>if(thisInt - lastInt&gt;500){</text:span></text:p>
      <text:p text:style-name="P1"><text:span text:style-name="T2"><text:s text:c="8"/>select++;</text:span></text:p>
      <text:p text:style-name="P1"><text:span text:style-name="T2"><text:s text:c="8"/>inc = 0;</text:span></text:p>
      <text:p text:style-name="P1"><text:span text:style-name="T2"><text:s text:c="4"/>}</text:span></text:p>
      <text:p text:style-name="P1"><text:span text:style-name="T2"><text:s text:c="4"/>Serial.println(select);</text:span></text:p>
      <text:p text:style-name="P1"><text:span text:style-name="T2"><text:s text:c="4"/>lastInt = thisInt;</text:span></text:p>
      <text:p text:style-name="P1"><text:span text:style-name="T2"><text:s text:c="2"/>}</text:span></text:p>
      <text:p text:style-name="P1"><text:span text:style-name="T2"/></text:p>
      <text:p text:style-name="P1"><text:span text:style-name="T2">void loop() {</text:span></text:p>
      <text:p text:style-name="P1"><text:span text:style-name="T2"><text:s text:c="2"/>// put your main code here, to run repeatedly:</text:span></text:p>
      <text:p text:style-name="P1"><text:span text:style-name="T2">int flag = 0;</text:span></text:p>
      <text:p text:style-name="P1"><text:span text:style-name="T2">int t = 0;</text:span></text:p>
      <text:p text:style-name="P1"><text:span text:style-name="T2">analogWrite(bluep, bluev);</text:span></text:p>
      <text:p text:style-name="P1"><text:span text:style-name="T2"><text:s text:c="2"/>analogWrite(redp, redv);</text:span></text:p>
      <text:p text:style-name="P1"><text:span text:style-name="T2"><text:s text:c="2"/>analogWrite(greenp, greenv);</text:span></text:p>
      <text:p text:style-name="P1"><text:span text:style-name="T2"><text:s text:c="2"/>adapt();</text:span></text:p>
      <text:p text:style-name="P1"><text:span text:style-name="T2">unsigned long currentLDRV = analogRead(2);</text:span></text:p>
      <text:p text:style-name="P1"><text:span text:style-name="T2">while(av/limQB(currentLDRV)&gt;10){</text:span></text:p>
      <text:p text:style-name="P1"><text:span text:style-name="T2"><text:s text:c="2"/>analogWrite(bluep, bluev);</text:span></text:p>
      <text:p text:style-name="P1"><text:span text:style-name="T2"><text:s text:c="2"/>analogWrite(redp, redv);</text:span></text:p>
      <text:p text:style-name="P1"><text:span text:style-name="T2"><text:s text:c="2"/>analogWrite(greenp, greenv);</text:span></text:p>
      <text:p text:style-name="P1"><text:span text:style-name="T2"><text:s text:c="2"/>adapt();</text:span></text:p>
      <text:p text:style-name="P1"><text:span text:style-name="T2"><text:s text:c="2"/>currentLDRV = analogRead(2);</text:span></text:p>
      <text:p text:style-name="P1"><text:span text:style-name="T2"><text:s text:c="2"/>if (1){</text:span></text:p>
      <text:p text:style-name="P1"><text:span text:style-name="T2"><text:s text:c="6"/>if (inc%2==0){</text:span></text:p>
      <text:p text:style-name="P1"><text:span text:style-name="T2"><text:s text:c="10"/>if(select%3==0 &amp;&amp; redv&lt;255){</text:span></text:p>
      <text:p text:style-name="P1"><text:span text:style-name="T2"><text:s text:c="12"/>if(redv==0)redv = 2;</text:span></text:p>
      <text:p text:style-name="P1"><text:span text:style-name="T2"><text:s text:c="12"/>redv = fix(redv*1.1);</text:span></text:p>
      <text:p text:style-name="P1"><text:span text:style-name="T2"/></text:p>
      <text:p text:style-name="P1"><text:span text:style-name="T2"><text:s text:c="12"/>}</text:span></text:p>
      <text:p text:style-name="P1"><text:span text:style-name="T2"><text:s text:c="10"/>if(select%3==1 &amp;&amp; bluev&lt;255){</text:span></text:p>
      <text:p text:style-name="P1"><text:span text:style-name="T2"><text:s text:c="14"/>if(bluev==0){bluev = 2;}</text:span></text:p>
      <text:p text:style-name="P1"><text:span text:style-name="T2"><text:s text:c="13"/>bluev = fix(bluev*1.1);</text:span></text:p>
      <text:p text:style-name="P1"><text:span text:style-name="T2"><text:s text:c="12"/>}</text:span></text:p>
      <text:p text:style-name="P1"><text:span text:style-name="T2"><text:s text:c="10"/>if(select%3==2 &amp;&amp; greenv&lt;255){</text:span></text:p>
      <text:p text:style-name="P1"><text:span text:style-name="T2"><text:s text:c="14"/>if(greenv==0)greenv = 2;</text:span></text:p>
      <text:p text:style-name="P1"><text:span text:style-name="T2"><text:s text:c="12"/>greenv = fix(greenv*1.1);</text:span></text:p>
      <text:p text:style-name="P1"><text:span text:style-name="T2"><text:s text:c="12"/>}</text:span></text:p>
      <text:p text:style-name="P1"><text:span text:style-name="T2"><text:s text:c="8"/>}</text:span></text:p>
      <text:p text:style-name="P1"><text:span text:style-name="T2"><text:s text:c="6"/>if (inc%2==1){</text:span></text:p>
      <text:p text:style-name="P1"><text:span text:style-name="T2"><text:s text:c="10"/>if(select%3==0 &amp;&amp; redv&gt;0){</text:span></text:p>
      <text:p text:style-name="P1"><text:span text:style-name="T2"><text:s text:c="12"/>redv = fix(redv*0.9);</text:span></text:p>
      <text:p text:style-name="P1"><text:span text:style-name="T2"><text:s text:c="12"/>}</text:span></text:p>
      <text:p text:style-name="P1"><text:span text:style-name="T2"><text:s text:c="10"/>if(select%3==1 &amp;&amp; bluev&gt;0){</text:span></text:p>
      <text:p text:style-name="P1"><text:span text:style-name="T2"><text:s text:c="14"/>bluev = fix(bluev*0.9);</text:span></text:p>
      <text:p text:style-name="P1"><text:span text:style-name="T2"><text:s text:c="12"/>}</text:span></text:p>
      <text:p text:style-name="P1"><text:span text:style-name="T2"><text:s text:c="10"/>if(select%3==2 &amp;&amp; greenv&gt;0){</text:span></text:p>
      <text:p text:style-name="P1"><text:span text:style-name="T2"><text:s text:c="14"/>greenv = fix(greenv*0.9);</text:span></text:p>
      <text:p text:style-name="P1"><text:span text:style-name="T2"><text:s text:c="12"/>}</text:span></text:p>
      <text:p text:style-name="P1"><text:span text:style-name="T2"><text:s text:c="8"/>}</text:span></text:p>
      <text:p text:style-name="P1"><text:span text:style-name="T2"><text:s text:c="4"/>}</text:span></text:p>
      <text:p text:style-name="P1"><text:span text:style-name="T2"><text:s text:c="4"/>delay(1000);</text:span></text:p>
      <text:p text:style-name="P1"><text:span text:style-name="T2"><text:s text:c="4"/>t++;</text:span></text:p>
      <text:p text:style-name="P1"><text:span text:style-name="T2"><text:s text:c="4"/>if (flag == 0 &amp;&amp; t==2) flag =1;</text:span></text:p>
      <text:p text:style-name="P1"><text:span text:style-name="T2"><text:s/>}</text:span></text:p>
      <text:p text:style-name="P1"><text:span text:style-name="T2"><text:s text:c="2"/>if(flag==1){</text:span></text:p>
      <text:p text:style-name="P1"><text:span text:style-name="T2"><text:s text:c="6"/>inc++;</text:span></text:p>
      <text:p text:style-name="P1"><text:span text:style-name="T2"><text:s text:c="4"/>}</text:span></text:p>
      <text:p text:style-name="P1"><text:span text:style-name="T2">}</text:span></text:p>
      <text:p text:style-name="P1"><text:span text:style-name="T3">SSD USIND POTENTIOMETER &amp; REFRESH RATE COMBINE</text:span></text:p>
      <text:p text:style-name="P1"><text:span text:style-name="T4">int del = 5;</text:span></text:p>
      <text:p text:style-name="P1"><text:span text:style-name="T4">int del2 = 0;</text:span></text:p>
      <text:p text:style-name="P1"><text:span text:style-name="T4">int refresh =15;</text:span></text:p>
      <text:p text:style-name="P1"><text:span text:style-name="T4">int d1 =2;</text:span></text:p>
      <text:p text:style-name="P1"><text:span text:style-name="T4">int d2 =3;</text:span></text:p>
      <text:p text:style-name="P1"><text:span text:style-name="T4">int d3 =4;</text:span></text:p>
      <text:p text:style-name="P1"><text:span text:style-name="T4">int d4 =5;</text:span></text:p>
      <text:p text:style-name="P1"><text:span text:style-name="T4">int a =6;</text:span></text:p>
      <text:p text:style-name="P1"><text:span text:style-name="T4">int b =7;</text:span></text:p>
      <text:p text:style-name="P1"><text:span text:style-name="T4">int c =8;</text:span></text:p>
      <text:p text:style-name="P1"><text:span text:style-name="T4">int d =9;</text:span></text:p>
      <text:p text:style-name="P1"><text:span text:style-name="T4">int e =10;</text:span></text:p>
      <text:p text:style-name="P1"><text:span text:style-name="T4">int f =11;</text:span></text:p>
      <text:p text:style-name="P1"><text:span text:style-name="T4">int g =12;</text:span></text:p>
      <text:p text:style-name="P1"><text:span text:style-name="T4">int dp =13;</text:span></text:p>
      <text:p text:style-name="P1"><text:span text:style-name="T4">void setup() {</text:span></text:p>
      <text:p text:style-name="P1"><text:span text:style-name="T4"><text:s text:c="2"/>// put your setup code here, to run once:</text:span></text:p>
      <text:p text:style-name="P1"><text:span text:style-name="T4">pinMode(d1,OUTPUT);</text:span></text:p>
      <text:p text:style-name="P1"><text:span text:style-name="T4">pinMode(d2,OUTPUT);</text:span></text:p>
      <text:p text:style-name="P1"><text:span text:style-name="T4">pinMode(d3,OUTPUT);</text:span></text:p>
      <text:p text:style-name="P1"><text:span text:style-name="T4">pinMode(d4,OUTPUT);</text:span></text:p>
      <text:p text:style-name="P1"><text:span text:style-name="T4">pinMode(a,OUTPUT);</text:span></text:p>
      <text:p text:style-name="P1"><text:span text:style-name="T4">pinMode(b,OUTPUT);</text:span></text:p>
      <text:p text:style-name="P1"><text:span text:style-name="T4">pinMode(c,OUTPUT);</text:span></text:p>
      <text:p text:style-name="P1"><text:span text:style-name="T4">pinMode(d,OUTPUT);</text:span></text:p>
      <text:p text:style-name="P1"><text:span text:style-name="T4">pinMode(e,OUTPUT);</text:span></text:p>
      <text:p text:style-name="P1"><text:span text:style-name="T4">pinMode(f,OUTPUT);</text:span></text:p>
      <text:p text:style-name="P1"><text:span text:style-name="T4">pinMode(g,OUTPUT);</text:span></text:p>
      <text:p text:style-name="P1"><text:span text:style-name="T4">pinMode(dp,OUTPUT);</text:span></text:p>
      <text:p text:style-name="P1"><text:span text:style-name="T4">pinMode(A2,INPUT);</text:span></text:p>
      <text:p text:style-name="P1"><text:span text:style-name="T4">}</text:span></text:p>
      <text:p text:style-name="P1"><text:span text:style-name="T4">int mode =1;</text:span></text:p>
      <text:p text:style-name="P1"><text:span text:style-name="T4">int i=0;</text:span></text:p>
      <text:p text:style-name="P1"><text:span text:style-name="T4">int x=0;</text:span></text:p>
      <text:p text:style-name="P1"><text:span text:style-name="T4">int y=0;</text:span></text:p>
      <text:p text:style-name="P1"><text:span text:style-name="T4">void loop() {</text:span></text:p>
      <text:p text:style-name="P1"><text:span text:style-name="T4"><text:s text:c="2"/>int swanalog = analogRead(A3);</text:span></text:p>
      <text:p text:style-name="P1"><text:span text:style-name="T4"><text:s text:c="2"/>if(swanalog&gt;=0&amp;&amp;swanalog&lt;=15){//////////////////sabse niche wale switch se display pot value se mode2(refresh rate wale) program mein chala jaega</text:span></text:p>
      <text:p text:style-name="P1"><text:span text:style-name="T4"><text:s text:c="4"/>mode =2;</text:span></text:p>
      <text:p text:style-name="P1"><text:span text:style-name="T4">//<text:s text:c="4"/>delay(50);</text:span></text:p>
      <text:p text:style-name="P1"><text:span text:style-name="T4"><text:s text:c="2"/>}</text:span></text:p>
      <text:p text:style-name="P1"><text:span text:style-name="T4"><text:s text:c="2"/>if(swanalog&gt;=815&amp;&amp;swanalog&lt;=825){///////////////sabse upar wale switch se refresh rate se display pot value mein chala jaega</text:span></text:p>
      <text:p text:style-name="P1"><text:span text:style-name="T4"><text:s text:c="4"/>mode=1;</text:span></text:p>
      <text:p text:style-name="P1"><text:span text:style-name="T4"><text:s text:c="3"/>//del=0;</text:span></text:p>
      <text:p text:style-name="P1"><text:span text:style-name="T4">//<text:s text:c="4"/>delay(50);</text:span></text:p>
      <text:p text:style-name="P1"><text:span text:style-name="T4"><text:s text:c="2"/>}</text:span></text:p>
      <text:p text:style-name="P1"><text:span text:style-name="T4">int i = map(analogRead(A2),95,1023,0,1023);</text:span></text:p>
      <text:p text:style-name="P1"><text:span text:style-name="T4">if(mode==2){</text:span></text:p>
      <text:p text:style-name="P1"><text:span text:style-name="T4">del2 = map(analogRead(A2),95,1023,0,40);}</text:span></text:p>
      <text:p text:style-name="P1"><text:span text:style-name="T4">//for(int i=0;i&lt;9999;i++){</text:span></text:p>
      <text:p text:style-name="P1"><text:span text:style-name="T4"><text:s text:c="2"/>int t1= i%10;</text:span></text:p>
      <text:p text:style-name="P1"><text:span text:style-name="T4">int t2 = i/10;</text:span></text:p>
      <text:p text:style-name="P1"><text:span text:style-name="T4">int t3 = t2%10;</text:span></text:p>
      <text:p text:style-name="P1"><text:span text:style-name="T4">int t4 = t2/10;</text:span></text:p>
      <text:p text:style-name="P1"><text:span text:style-name="T4">int t5 = t4%10;</text:span></text:p>
      <text:p text:style-name="P1"><text:span text:style-name="T4">int t6 = t4/10;</text:span></text:p>
      <text:p text:style-name="P1"><text:span text:style-name="T4">int t7 = t6%10;</text:span></text:p>
      <text:p text:style-name="P1"><text:span text:style-name="T4">//int t8 = t8/10;</text:span></text:p>
      <text:p text:style-name="P1"><text:span text:style-name="T4">printall(t7,t5,t3,t1);</text:span></text:p>
      <text:p text:style-name="P1"><text:span text:style-name="T4">}</text:span></text:p>
      <text:p text:style-name="P1"><text:span text:style-name="T4">void printall(int q,int w,int e,int r){</text:span></text:p>
      <text:p text:style-name="P1"><text:span text:style-name="T4"><text:s text:c="2"/>for(int i=0;i&lt;15;i++){</text:span></text:p>
      <text:p text:style-name="P1"><text:span text:style-name="T4"><text:s text:c="2"/>print1(q,2);</text:span></text:p>
      <text:p text:style-name="P1"><text:span text:style-name="T4"><text:s text:c="2"/>delay(del2);</text:span></text:p>
      <text:p text:style-name="P1"><text:span text:style-name="T4"><text:s text:c="2"/>print1(w,3);</text:span></text:p>
      <text:p text:style-name="P1"><text:span text:style-name="T4"><text:s text:c="2"/>delay(del2);</text:span></text:p>
      <text:p text:style-name="P1"><text:span text:style-name="T4"><text:s text:c="2"/>print1(e,4);</text:span></text:p>
      <text:p text:style-name="P1"><text:span text:style-name="T4"><text:s text:c="2"/>delay(del2);</text:span></text:p>
      <text:p text:style-name="P1"><text:span text:style-name="T4"><text:s text:c="2"/>print1(r,5);</text:span></text:p>
      <text:p text:style-name="P1"><text:span text:style-name="T4"><text:s text:c="2"/>delay(del2);</text:span></text:p>
      <text:p text:style-name="P1"><text:span text:style-name="T4">}}</text:span></text:p>
      <text:p text:style-name="P1"><text:span text:style-name="T4">void print1(int x , int digit)</text:span></text:p>
      <text:p text:style-name="P1"><text:span text:style-name="T4">{</text:span></text:p>
      <text:p text:style-name="P1"><text:span text:style-name="T4"><text:s text:c="2"/>if(digit == 2){</text:span></text:p>
      <text:p text:style-name="P1"><text:span text:style-name="T4"><text:s text:c="4"/>digitalWrite(2,HIGH);</text:span></text:p>
      <text:p text:style-name="P1"><text:span text:style-name="T4"><text:s text:c="4"/>digitalWrite(3,LOW);</text:span></text:p>
      <text:p text:style-name="P1"><text:span text:style-name="T4"><text:s text:c="4"/>digitalWrite(4,LOW);</text:span></text:p>
      <text:p text:style-name="P1"><text:span text:style-name="T4"><text:s text:c="4"/>digitalWrite(5,LOW);</text:span></text:p>
      <text:p text:style-name="P1"><text:span text:style-name="T4"><text:s text:c="4"/>}</text:span></text:p>
      <text:p text:style-name="P1"><text:span text:style-name="T4"><text:s text:c="4"/>if(digit == 3){</text:span></text:p>
      <text:p text:style-name="P1"><text:span text:style-name="T4"><text:s text:c="4"/>digitalWrite(2,LOW);</text:span></text:p>
      <text:p text:style-name="P1"><text:span text:style-name="T4"><text:s text:c="4"/>digitalWrite(3,HIGH);</text:span></text:p>
      <text:p text:style-name="P1"><text:span text:style-name="T4"><text:s text:c="4"/>digitalWrite(4,LOW);</text:span></text:p>
      <text:p text:style-name="P1"><text:span text:style-name="T4"><text:s text:c="4"/>digitalWrite(5,LOW);</text:span></text:p>
      <text:p text:style-name="P1"><text:span text:style-name="T4"><text:s text:c="4"/>}</text:span></text:p>
      <text:p text:style-name="P1"><text:span text:style-name="T4"><text:s text:c="4"/>if(digit == 4){</text:span></text:p>
      <text:p text:style-name="P1"><text:span text:style-name="T4"><text:s text:c="4"/>digitalWrite(2,LOW);</text:span></text:p>
      <text:p text:style-name="P1"><text:span text:style-name="T4"><text:s text:c="4"/>digitalWrite(3,LOW);</text:span></text:p>
      <text:p text:style-name="P1"><text:span text:style-name="T4"><text:s text:c="4"/>digitalWrite(4,HIGH);</text:span></text:p>
      <text:p text:style-name="P1"><text:span text:style-name="T4"><text:s text:c="4"/>digitalWrite(5,LOW);</text:span></text:p>
      <text:p text:style-name="P1"><text:span text:style-name="T4"><text:s text:c="4"/>}</text:span></text:p>
      <text:p text:style-name="P1"><text:span text:style-name="T4"><text:s text:c="4"/>if(digit == 5){</text:span></text:p>
      <text:p text:style-name="P1"><text:span text:style-name="T4"><text:s text:c="4"/>digitalWrite(2,LOW);</text:span></text:p>
      <text:p text:style-name="P1"><text:span text:style-name="T4"><text:s text:c="4"/>digitalWrite(3,LOW);</text:span></text:p>
      <text:p text:style-name="P1"><text:span text:style-name="T4"><text:s text:c="4"/>digitalWrite(4,LOW);</text:span></text:p>
      <text:p text:style-name="P1"><text:span text:style-name="T4"><text:s text:c="4"/>digitalWrite(5,HIGH);</text:span></text:p>
      <text:p text:style-name="P1"><text:span text:style-name="T4"><text:s text:c="4"/>}</text:span></text:p>
      <text:p text:style-name="P1"><text:span text:style-name="T4">if(x==0)</text:span></text:p>
      <text:p text:style-name="P1"><text:span text:style-name="T4">{<text:s text:c="2"/>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HIGH);</text:span></text:p>
      <text:p text:style-name="P1"><text:span text:style-name="T4">digitalWrite(e,HIGH);</text:span></text:p>
      <text:p text:style-name="P1"><text:span text:style-name="T4">digitalWrite(f,HIGH);</text:span></text:p>
      <text:p text:style-name="P1"><text:span text:style-name="T4">digitalWrite(g,LOW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1)</text:span></text:p>
      <text:p text:style-name="P1"><text:span text:style-name="T4">{</text:span></text:p>
      <text:p text:style-name="P1"><text:span text:style-name="T4">digitalWrite(a,LOW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LOW);</text:span></text:p>
      <text:p text:style-name="P1"><text:span text:style-name="T4">digitalWrite(e,LOW);</text:span></text:p>
      <text:p text:style-name="P1"><text:span text:style-name="T4">digitalWrite(f,LOW);</text:span></text:p>
      <text:p text:style-name="P1"><text:span text:style-name="T4">digitalWrite(g,LOW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2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LOW);</text:span></text:p>
      <text:p text:style-name="P1"><text:span text:style-name="T4">digitalWrite(d,HIGH);</text:span></text:p>
      <text:p text:style-name="P1"><text:span text:style-name="T4">digitalWrite(e,HIGH);</text:span></text:p>
      <text:p text:style-name="P1"><text:span text:style-name="T4">digitalWrite(f,LOW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3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HIGH);</text:span></text:p>
      <text:p text:style-name="P1"><text:span text:style-name="T4">digitalWrite(e,LOW);</text:span></text:p>
      <text:p text:style-name="P1"><text:span text:style-name="T4">digitalWrite(f,LOW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4)</text:span></text:p>
      <text:p text:style-name="P1"><text:span text:style-name="T4">{</text:span></text:p>
      <text:p text:style-name="P1"><text:span text:style-name="T4">digitalWrite(a,LOW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LOW);</text:span></text:p>
      <text:p text:style-name="P1"><text:span text:style-name="T4">digitalWrite(e,LOW);</text:span></text:p>
      <text:p text:style-name="P1"><text:span text:style-name="T4">digitalWrite(f,HIGH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5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LOW);</text:span></text:p>
      <text:p text:style-name="P1"><text:span text:style-name="T4">digitalWrite(c,HIGH);</text:span></text:p>
      <text:p text:style-name="P1"><text:span text:style-name="T4">digitalWrite(d,HIGH);</text:span></text:p>
      <text:p text:style-name="P1"><text:span text:style-name="T4">digitalWrite(e,LOW);</text:span></text:p>
      <text:p text:style-name="P1"><text:span text:style-name="T4">digitalWrite(f,HIGH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6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LOW);</text:span></text:p>
      <text:p text:style-name="P1"><text:span text:style-name="T4">digitalWrite(c,HIGH);</text:span></text:p>
      <text:p text:style-name="P1"><text:span text:style-name="T4">digitalWrite(d,HIGH);</text:span></text:p>
      <text:p text:style-name="P1"><text:span text:style-name="T4">digitalWrite(e,HIGH);</text:span></text:p>
      <text:p text:style-name="P1"><text:span text:style-name="T4">digitalWrite(f,HIGH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7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LOW);</text:span></text:p>
      <text:p text:style-name="P1"><text:span text:style-name="T4">digitalWrite(e,LOW);</text:span></text:p>
      <text:p text:style-name="P1"><text:span text:style-name="T4">digitalWrite(f,LOW);</text:span></text:p>
      <text:p text:style-name="P1"><text:span text:style-name="T4">digitalWrite(g,LOW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8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HIGH);</text:span></text:p>
      <text:p text:style-name="P1"><text:span text:style-name="T4">digitalWrite(e,HIGH);</text:span></text:p>
      <text:p text:style-name="P1"><text:span text:style-name="T4">digitalWrite(f,HIGH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if(x==9)</text:span></text:p>
      <text:p text:style-name="P1"><text:span text:style-name="T4">{</text:span></text:p>
      <text:p text:style-name="P1"><text:span text:style-name="T4">digitalWrite(a,HIGH);</text:span></text:p>
      <text:p text:style-name="P1"><text:span text:style-name="T4">digitalWrite(b,HIGH);</text:span></text:p>
      <text:p text:style-name="P1"><text:span text:style-name="T4">digitalWrite(c,HIGH);</text:span></text:p>
      <text:p text:style-name="P1"><text:span text:style-name="T4">digitalWrite(d,LOW);</text:span></text:p>
      <text:p text:style-name="P1"><text:span text:style-name="T4">digitalWrite(e,LOW);</text:span></text:p>
      <text:p text:style-name="P1"><text:span text:style-name="T4">digitalWrite(f,HIGH);</text:span></text:p>
      <text:p text:style-name="P1"><text:span text:style-name="T4">digitalWrite(g,HIGH);</text:span></text:p>
      <text:p text:style-name="P1"><text:span text:style-name="T4">digitalWrite(dp,LOW);</text:span></text:p>
      <text:p text:style-name="P1"><text:span text:style-name="T4">}</text:span></text:p>
      <text:p text:style-name="P1"><text:span text:style-name="T4">delay(del);</text:span></text:p>
      <text:p text:style-name="P1"><text:span text:style-name="T4">}</text:span></text:p>
      <text:p text:style-name="P1"><text:span text:style-name="T5">DISCO LIGHT(CHARLIE PLEXIE)</text:span></text:p>
      <text:p text:style-name="P1"><text:span text:style-name="T6"/></text:p>
      <text:p text:style-name="P1"><text:span text:style-name="T6"/></text:p>
      <text:p text:style-name="P1"><text:span text:style-name="T6">void setup() {</text:span></text:p>
      <text:p text:style-name="P1"><text:span text:style-name="T6"><text:s/>pinMode(5,INPUT);</text:span></text:p>
      <text:p text:style-name="P1"><text:span text:style-name="T6"/></text:p>
      <text:p text:style-name="P1"><text:span text:style-name="T6">}</text:span></text:p>
      <text:p text:style-name="P1"><text:span text:style-name="T6"/></text:p>
      <text:p text:style-name="P1"><text:span text:style-name="T6">void loop() {</text:span></text:p>
      <text:p text:style-name="P1"><text:span text:style-name="T6"/></text:p>
      <text:p text:style-name="P1"><text:span text:style-name="T6">int n = analogRead(A1);</text:span></text:p>
      <text:p text:style-name="P1"><text:span text:style-name="T6">int i=0;</text:span></text:p>
      <text:p text:style-name="P1"><text:span text:style-name="T6">i = map(n,0,1023,0,7);</text:span></text:p>
      <text:p text:style-name="P1"><text:span text:style-name="T6">//int a=0;<text:s text:c="2"/>int i=0;</text:span></text:p>
      <text:p text:style-name="P1"><text:span text:style-name="T6">//int d = digitalRead(13);</text:span></text:p>
      <text:p text:style-name="P1"><text:span text:style-name="T6">//for(int i =0;i&lt;6;){</text:span></text:p>
      <text:p text:style-name="P1"><text:span text:style-name="T6"/></text:p>
      <text:p text:style-name="P1"><text:span text:style-name="T6">//<text:s text:c="2"/>int bs = digitalRead(13);</text:span></text:p>
      <text:p text:style-name="P1"><text:span text:style-name="T6"><text:s text:c="2"/>// if(bs==HIGH){</text:span></text:p>
      <text:p text:style-name="P1"><text:span text:style-name="T6"><text:s text:c="4"/>//i++;</text:span></text:p>
      <text:p text:style-name="P1"><text:span text:style-name="T6"><text:s text:c="4"/></text:span></text:p>
      <text:p text:style-name="P1"><text:span text:style-name="T6"><text:s/>switch(i) </text:span></text:p>
      <text:p text:style-name="P1"><text:span text:style-name="T6">{ case 0 : pinMode(11,INPUT);</text:span></text:p>
      <text:p text:style-name="P1"><text:span text:style-name="T6"><text:s/>pinMode(9,OUTPUT);</text:span></text:p>
      <text:p text:style-name="P1"><text:span text:style-name="T6"><text:s/>pinMode(3,OUTPUT);</text:span></text:p>
      <text:p text:style-name="P1"><text:span text:style-name="T6"><text:s/>digitalWrite(9, LOW);</text:span></text:p>
      <text:p text:style-name="P1"><text:span text:style-name="T6"><text:s/>digitalWrite(3,HIGH);</text:span></text:p>
      <text:p text:style-name="P1"><text:span text:style-name="T6"/></text:p>
      <text:p text:style-name="P1"><text:span text:style-name="T6">delay(100);</text:span></text:p>
      <text:p text:style-name="P1"><text:span text:style-name="T6">break;<text:s text:c="2"/></text:span></text:p>
      <text:p text:style-name="P1"><text:span text:style-name="T6"/></text:p>
      <text:p text:style-name="P1"><text:span text:style-name="T6"/></text:p>
      <text:p text:style-name="P1"><text:span text:style-name="T6"><text:s/>case 1 :</text:span></text:p>
      <text:p text:style-name="P1"><text:span text:style-name="T6"><text:s/>pinMode(3,INPUT);</text:span></text:p>
      <text:p text:style-name="P1"><text:span text:style-name="T6"><text:s/>pinMode(9,OUTPUT);</text:span></text:p>
      <text:p text:style-name="P1"><text:span text:style-name="T6"><text:s/>pinMode(11,OUTPUT);</text:span></text:p>
      <text:p text:style-name="P1"><text:span text:style-name="T6"><text:s/>digitalWrite(9, LOW);</text:span></text:p>
      <text:p text:style-name="P1"><text:span text:style-name="T6"><text:s/>digitalWrite(11,HIGH);</text:span></text:p>
      <text:p text:style-name="P1"><text:span text:style-name="T6"/></text:p>
      <text:p text:style-name="P1"><text:span text:style-name="T6">delay(100);</text:span></text:p>
      <text:p text:style-name="P1"><text:span text:style-name="T6">break;</text:span></text:p>
      <text:p text:style-name="P1"><text:span text:style-name="T6"/></text:p>
      <text:p text:style-name="P1"><text:span text:style-name="T6"><text:s text:c="2"/>case 2 :</text:span></text:p>
      <text:p text:style-name="P1"><text:span text:style-name="T6"><text:s/>pinMode(9,INPUT);</text:span></text:p>
      <text:p text:style-name="P1"><text:span text:style-name="T6"><text:s/>pinMode(3,OUTPUT);</text:span></text:p>
      <text:p text:style-name="P1"><text:span text:style-name="T6"><text:s/>pinMode(11,OUTPUT);</text:span></text:p>
      <text:p text:style-name="P1"><text:span text:style-name="T6"><text:s/>digitalWrite(3, HIGH);</text:span></text:p>
      <text:p text:style-name="P1"><text:span text:style-name="T6"><text:s/>digitalWrite(11,LOW);</text:span></text:p>
      <text:p text:style-name="P1"><text:span text:style-name="T6"/></text:p>
      <text:p text:style-name="P1"><text:span text:style-name="T6">delay(100);</text:span></text:p>
      <text:p text:style-name="P1"><text:span text:style-name="T6">break;</text:span></text:p>
      <text:p text:style-name="P1"><text:span text:style-name="T6"/></text:p>
      <text:p text:style-name="P1"><text:span text:style-name="T6"><text:s/>case 3 :</text:span></text:p>
      <text:p text:style-name="P1"><text:span text:style-name="T6"><text:s/>pinMode(9,INPUT);</text:span></text:p>
      <text:p text:style-name="P1"><text:span text:style-name="T6"><text:s/>pinMode(3,OUTPUT);</text:span></text:p>
      <text:p text:style-name="P1"><text:span text:style-name="T6"><text:s/>pinMode(11,OUTPUT);</text:span></text:p>
      <text:p text:style-name="P1"><text:span text:style-name="T6"><text:s/>digitalWrite(3, LOW);</text:span></text:p>
      <text:p text:style-name="P1"><text:span text:style-name="T6"><text:s/>digitalWrite(11,HIGH);</text:span></text:p>
      <text:p text:style-name="P1"><text:span text:style-name="T6"/></text:p>
      <text:p text:style-name="P1"><text:span text:style-name="T6">delay(100);</text:span></text:p>
      <text:p text:style-name="P1"><text:span text:style-name="T6">break;</text:span></text:p>
      <text:p text:style-name="P1"><text:span text:style-name="T6"/></text:p>
      <text:p text:style-name="P1"><text:span text:style-name="T6">case 4 :</text:span></text:p>
      <text:p text:style-name="P1"><text:span text:style-name="T6"><text:s/>pinMode(3,INPUT);</text:span></text:p>
      <text:p text:style-name="P1"><text:span text:style-name="T6"><text:s/>pinMode(11,OUTPUT);</text:span></text:p>
      <text:p text:style-name="P1"><text:span text:style-name="T6"><text:s/>pinMode(9,OUTPUT);</text:span></text:p>
      <text:p text:style-name="P1"><text:span text:style-name="T6"><text:s/>digitalWrite(9, HIGH);</text:span></text:p>
      <text:p text:style-name="P1"><text:span text:style-name="T6"><text:s/>digitalWrite(11,LOW);</text:span></text:p>
      <text:p text:style-name="P1"><text:span text:style-name="T6"/></text:p>
      <text:p text:style-name="P1"><text:span text:style-name="T6">delay(100);</text:span></text:p>
      <text:p text:style-name="P1"><text:span text:style-name="T6">break;</text:span></text:p>
      <text:p text:style-name="P1"><text:span text:style-name="T6"/></text:p>
      <text:p text:style-name="P1"><text:span text:style-name="T6"><text:s/>case 5 :</text:span></text:p>
      <text:p text:style-name="P1"><text:span text:style-name="T6"><text:s/>pinMode(11,INPUT);</text:span></text:p>
      <text:p text:style-name="P1"><text:span text:style-name="T6"><text:s/>pinMode(9,OUTPUT);</text:span></text:p>
      <text:p text:style-name="P1"><text:span text:style-name="T6"><text:s/>pinMode(3,OUTPUT);</text:span></text:p>
      <text:p text:style-name="P1"><text:span text:style-name="T6"><text:s/>digitalWrite(9, HIGH);</text:span></text:p>
      <text:p text:style-name="P1"><text:span text:style-name="T6"><text:s/>digitalWrite(3,LOW);</text:span></text:p>
      <text:p text:style-name="P1"><text:span text:style-name="T6"><text:s/></text:span></text:p>
      <text:p text:style-name="P1"><text:span text:style-name="T6">delay(100); </text:span></text:p>
      <text:p text:style-name="P1"><text:span text:style-name="T6">break; </text:span></text:p>
      <text:p text:style-name="P1"><text:span text:style-name="T6"/></text:p>
      <text:p text:style-name="P1"><text:span text:style-name="T6"><text:s text:c="2"/></text:span></text:p>
      <text:p text:style-name="P1"><text:span text:style-name="T6">}</text:span></text:p>
      <text:p text:style-name="P1"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